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cm" svg:stroke-color="#1c1c1c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2" style:family="graphic" style:parent-style-name="objectwithoutfill">
      <style:graphic-properties svg:stroke-width="1.3cm" svg:stroke-color="#1c1c1c" draw:marker-start-width="2.15cm" draw:marker-end-width="2.15cm" draw:fill="none" draw:fill-color="#4b1f6f" draw:textarea-vertical-align="middle" fo:padding-top="0.775cm" fo:padding-bottom="0.775cm" fo:padding-left="0.9cm" fo:padding-right="0.9cm"/>
    </style:style>
    <style:style style:name="gr3" style:family="graphic" style:parent-style-name="standard">
      <style:graphic-properties svg:stroke-width="1.7cm" svg:stroke-color="#1c1c1c" draw:marker-start-width="2.75cm" draw:marker-end-width="2.75cm" draw:fill="solid" draw:fill-color="#ffffff" draw:textarea-horizontal-align="justify" draw:textarea-vertical-align="middle" draw:auto-grow-height="false" fo:padding-top="0.975cm" fo:padding-bottom="0.975cm" fo:padding-left="1.1cm" fo:padding-right="1.1cm"/>
    </style:style>
    <style:style style:name="gr4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1.7cm" draw:marker-start-width="2.75cm" draw:marker-end-width="2.75cm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13cm" svg:y1="17.202cm" svg:x2="10.906cm" svg:y2="17.202cm">
          <text:p/>
        </draw:line>
        <draw:line draw:style-name="gr2" draw:text-style-name="P1" draw:layer="layout" svg:x1="3.414cm" svg:y1="19.402cm" svg:x2="10.896cm" svg:y2="19.402cm">
          <text:p/>
        </draw:line>
        <draw:custom-shape draw:style-name="gr3" draw:text-style-name="P1" draw:layer="layout" svg:width="11.265cm" svg:height="11.264cm" draw:transform="skewX (-2.93534517517832E-017) rotate (0.235444916094035) translate (4.16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2.098cm" svg:y1="23cm" svg:x2="14.97cm" svg:y2="13.827cm">
          <text:p/>
        </draw:line>
        <draw:line draw:style-name="gr4" draw:text-style-name="P1" draw:layer="layout" svg:x1="23cm" svg:y1="22.292cm" svg:x2="15.107cm" svg:y2="13.962cm">
          <text:p/>
        </draw:line>
        <draw:custom-shape draw:style-name="gr5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779cm" svg:height="9.779cm" svg:x="38.22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1T00:30:08.262175813</dc:date>
    <dc:creator>Fernando Bachega</dc:creator>
    <meta:editing-duration>PT43M22S</meta:editing-duration>
    <meta:editing-cycles>5</meta:editing-cycles>
    <meta:generator>LibreOffice/4.1.3.2$Linux_X86_64 LibreOffice_project/410m0$Build-2</meta:generator>
    <meta:document-statistic meta:object-count="9"/>
  </office:meta>
</office:document-meta>
</file>